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27569696" text:id="ct275696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26762928" text:id="ct2676292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26763296" text:id="ct267632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26763568" text:id="ct267635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26593152" text:id="ct2659315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27570144" text:id="ct2757014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27569696"/><text:change-start text:change-id="ct26762928"/>Adopt<text:change-end text:change-id="ct26762928"/>ed<text:change-start text:change-id="ct26763296"/> as a <text:change-end text:change-id="ct26763296"/>NMRA <text:change-start text:change-id="ct26763568"/>Standard<text:change-end text:change-id="ct2676356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26593152"/><text:change-start text:change-id="ct27570144"/>Version History<text:change-end text:change-id="ct2757014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29:51.918943240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3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29:51.806602938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2" meta:non-whitespace-character-count="384"/>
  </office:meta>
</office:document-meta>
</file>